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AntSettings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AntSettings.getConfiguredIvy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AntSettings.getPassw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dentials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dentials.getPassw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AntSettings.addConfiguredCredentials( Credentials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AntSettings.setUsername( String a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AntSettings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AntSettings.info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AntSettings.setUrl( String conf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dentials.setPasswd( String passw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dentials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dentials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AntSettings.getDefaultInstance( Project proje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IvyAntSettings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AntSettings.setUrl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AntSettings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AntSettings.format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AntSettings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dentials.getRea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AntSettings.getDefaultPropert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vyAntSettings.getRea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AntSettings.verbose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AntSettings.setPasswd( String aPassw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AntSettings.setId( String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redentials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AntSettings.setRealm( String aRea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AntSettings.setHost( String a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AntSettings.createIvyEngin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IvyAntSettings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AntSettings.setProject( Project 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AntSettings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AntSettings.defineDefaultSettingFile( IvyVariableContainer variableContain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redentials.setRealm( String rea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AntSettings.configureUR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